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 style:parent-style-name="standard">
      <style:graphic-properties draw:textarea-horizontal-align="justify" draw:textarea-vertical-align="middle" draw:auto-grow-height="false" fo:min-height="0.472cm" fo:min-width="0.485cm"/>
    </style:style>
    <style:style style:name="gr3" style:family="graphic" style:parent-style-name="standard">
      <style:graphic-properties draw:textarea-horizontal-align="justify" draw:textarea-vertical-align="middle" draw:auto-grow-height="false" fo:min-height="0.472cm" fo:min-width="3.759cm"/>
    </style:style>
    <style:style style:name="gr4" style:family="graphic" style:parent-style-name="standard">
      <style:graphic-properties draw:textarea-horizontal-align="justify" draw:textarea-vertical-align="middle" draw:auto-grow-height="false" fo:min-height="0.472cm" fo:min-width="5.959cm"/>
    </style:style>
    <style:style style:name="gr5" style:family="graphic" style:parent-style-name="standard">
      <style:graphic-properties draw:textarea-horizontal-align="justify" draw:textarea-vertical-align="middle" draw:auto-grow-height="false" fo:min-height="0.472cm" fo:min-width="1.6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textarea-horizontal-align="justify" draw:textarea-vertical-align="middle" draw:auto-grow-height="false" fo:min-height="0.472cm" fo:min-width="1.659cm"/>
    </style:style>
    <style:style style:name="gr8" style:family="graphic" style:parent-style-name="standard">
      <style:graphic-properties draw:textarea-horizontal-align="justify" draw:textarea-vertical-align="middle" draw:auto-grow-height="false" fo:min-height="0.472cm" fo:min-width="0.822cm"/>
    </style:style>
    <style:style style:name="gr9" style:family="graphic" style:parent-style-name="standard">
      <style:graphic-properties draw:textarea-horizontal-align="justify" draw:textarea-vertical-align="middle" draw:auto-grow-height="false" fo:min-height="0.498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472cm" fo:min-width="0.359cm"/>
    </style:style>
    <style:style style:name="gr11" style:family="graphic" style:parent-style-name="standard">
      <style:graphic-properties draw:textarea-horizontal-align="justify" draw:textarea-vertical-align="middle" draw:auto-grow-height="false" fo:min-height="0.472cm" fo:min-width="0.622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co1" style:family="table-column">
      <style:table-column-properties style:column-width="2.179cm" style:use-optimal-column-width="false"/>
    </style:style>
    <style:style style:name="co2" style:family="table-column">
      <style:table-column-properties style:column-width="2.188cm" style:use-optimal-column-width="false"/>
    </style:style>
    <style:style style:name="ro1" style:family="table-row">
      <style:table-row-properties style:row-height="12.517cm"/>
    </style:style>
    <style:style style:name="ce1" style:family="table-cell">
      <style:graphic-properties draw:fill="solid" draw:fill-color="#ffffff" style:repeat="repeat"/>
      <style:paragraph-properties fo:text-align="center" fo:border-left="0.03pt solid #000000" fo:border-right="0.03pt solid #ffffff" fo:border-top="0.03pt solid #ffffff" fo:border-bottom="0.03pt solid #ffffff"/>
    </style:style>
    <style:style style:name="ce2" style:family="table-cell">
      <style:graphic-properties draw:fill="solid" draw:fill-color="#ffffff" style:repeat="repeat"/>
      <style:paragraph-properties fo:text-align="center" fo:border-left="0.03pt solid #000000" fo:border-right="none" fo:border-top="none" fo:border-bottom="none"/>
    </style:style>
    <style:style style:name="ce3" style:family="table-cell">
      <style:graphic-properties draw:fill="solid" draw:fill-color="#ffffff" style:repeat="repeat"/>
      <style:paragraph-properties fo:text-align="center" fo:border-left="0.03pt solid #000000" fo:border-right="0.03pt solid #000000" fo:border-top="none" fo:border-bottom="none"/>
    </style:style>
    <style:style style:name="ce4" style:family="table-cell">
      <style:graphic-properties draw:fill="solid" draw:fill-color="#ffffff" style:repeat="repeat"/>
      <style:paragraph-properties fo:text-align="center" fo:border-left="none" fo:border-right="0.03pt solid #000000" fo:border-top="none" fo:border-bottom="non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standard" draw:layer="layout" svg:width="21.798cm" svg:height="12.516cm" svg:x="6.537cm" svg:y="2.1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KW 13</text:p>
              </table:table-cell>
              <table:table-cell>
                <text:p text:style-name="P1">KW 14</text:p>
              </table:table-cell>
              <table:table-cell>
                <text:p text:style-name="P1">KW 15</text:p>
              </table:table-cell>
              <table:table-cell>
                <text:p text:style-name="P1">KW 16</text:p>
              </table:table-cell>
              <table:table-cell>
                <text:p text:style-name="P1">KW 17</text:p>
              </table:table-cell>
              <table:table-cell table:style-name="ce3">
                <text:p text:style-name="P1">KW 18</text:p>
              </table:table-cell>
              <table:table-cell table:style-name="ce4">
                <text:p text:style-name="P1">KW 19</text:p>
              </table:table-cell>
              <table:table-cell table:style-name="ce4">
                <text:p text:style-name="P1">KW 20</text:p>
              </table:table-cell>
              <table:table-cell table:style-name="ce4">
                <text:p text:style-name="P1">KW 21</text:p>
              </table:table-cell>
              <table:table-cell table:style-name="ce4">
                <text:p text:style-name="P1">KW 2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4.4cm" svg:height="0.806cm" svg:x="1.2cm" svg:y="4.2cm">
          <draw:text-box>
            <text:p><text:span text:style-name="T1">Auftragsplanung</text:span></text:p>
          </draw:text-box>
        </draw:frame>
        <draw:custom-shape draw:style-name="gr2" draw:text-style-name="P1" draw:layer="layout" svg:width="1.063cm" svg:height="0.8cm" svg:x="6.537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337cm" svg:height="0.8cm" svg:x="8.663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537cm" svg:height="0.8cm" svg:x="13.063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2cm" svg:height="0.8cm" svg:x="7.6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4.4cm" svg:height="0.806cm" svg:x="1.8cm" svg:y="5.4cm">
          <draw:text-box>
            <text:p><text:span text:style-name="T1">LH/PH erstellen</text:span></text:p>
          </draw:text-box>
        </draw:frame>
        <draw:frame draw:style-name="gr6" draw:text-style-name="P2" draw:layer="layout" svg:width="4.8cm" svg:height="1cm" svg:x="1.737cm" svg:y="6.6cm">
          <draw:text-box>
            <text:p><text:span text:style-name="T1">Angebote einholen</text:span></text:p>
          </draw:text-box>
        </draw:frame>
        <draw:frame draw:style-name="gr1" draw:text-style-name="P2" draw:layer="layout" svg:width="4.4cm" svg:height="0.806cm" svg:x="1.2cm" svg:y="7.994cm">
          <draw:text-box>
            <text:p><text:span text:style-name="T1">Herstellung</text:span></text:p>
          </draw:text-box>
        </draw:frame>
        <draw:frame draw:style-name="gr6" draw:text-style-name="P2" draw:layer="layout" svg:width="4.8cm" svg:height="1cm" svg:x="1.737cm" svg:y="8.8cm">
          <draw:text-box>
            <text:p><text:span text:style-name="T1">Signalgenerator</text:span></text:p>
          </draw:text-box>
        </draw:frame>
        <draw:frame draw:style-name="gr1" draw:text-style-name="P2" draw:layer="layout" svg:width="4.8cm" svg:height="0.806cm" svg:x="1.737cm" svg:y="9.8cm">
          <draw:text-box>
            <text:p><text:span text:style-name="T1">Gehäuse</text:span></text:p>
          </draw:text-box>
        </draw:frame>
        <draw:custom-shape draw:style-name="gr7" draw:text-style-name="P1" draw:layer="layout" svg:width="2.237cm" svg:height="0.8cm" svg:x="15.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4cm" svg:height="0.8cm" svg:x="12.2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4.4cm" svg:height="0.806cm" svg:x="1.2cm" svg:y="12.2cm">
          <draw:text-box>
            <text:p><text:span text:style-name="T1">Auftragskontrolle</text:span></text:p>
          </draw:text-box>
        </draw:frame>
        <draw:custom-shape draw:style-name="gr9" draw:text-style-name="P1" draw:layer="layout" svg:width="0.537cm" svg:height="0.8cm" svg:x="17.4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937cm" svg:height="0.8cm" svg:x="19.6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6.2cm" svg:height="0.806cm" svg:x="1cm" svg:y="10.839cm">
          <draw:text-box>
            <text:p><text:span text:style-name="T1">Einbau, Inbetriebnahme</text:span></text:p>
          </draw:text-box>
        </draw:frame>
        <draw:custom-shape draw:style-name="gr11" draw:text-style-name="P1" draw:layer="layout" svg:width="1.2cm" svg:height="0.8cm" svg:x="20.537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4.8cm" svg:height="0.806cm" svg:x="1.737cm" svg:y="13.4cm">
          <draw:text-box>
            <text:p><text:span text:style-name="T1">Dokumentation</text:span></text:p>
          </draw:text-box>
        </draw:frame>
        <draw:custom-shape draw:style-name="gr4" draw:text-style-name="P1" draw:layer="layout" svg:width="6.537cm" svg:height="0.8cm" svg:x="21.798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Standard" style:page-layout-name="PM1" draw:style-name="Mdp1">
      <draw:frame presentation:style-name="Standard-title" draw:layer="backgroundobjects" svg:width="24.929cm" svg:height="3.172cm" svg:x="2.385cm" svg:y="1.757cm" presentation:class="title" presentation:placeholder="true">
        <draw:text-box/>
      </draw:frame>
      <draw:frame presentation:style-name="Standard-outline1" draw:layer="backgroundobjects" svg:width="24.929cm" svg:height="11.01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6T08:35:15.503027341</meta:creation-date>
    <dc:date>2015-05-28T14:10:55.414922856</dc:date>
    <meta:editing-duration>PT2H59M</meta:editing-duration>
    <meta:editing-cycles>3</meta:editing-cycles>
    <meta:generator>LibreOffice/4.3.7.2$Linux_X86_64 LibreOffice_project/430m0$Build-2</meta:generator>
    <meta:document-statistic meta:object-count="43"/>
  </office:meta>
</office:document-meta>
</file>